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FF0000024FDD0564DE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54pt" style:font-size-asian="54pt" style:font-size-complex="54pt"/>
    </style:style>
    <style:style style:name="P2" style:family="paragraph" style:parent-style-name="Standard">
      <style:text-properties fo:font-size="18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54pt" style:font-size-asian="54pt" style:font-size-complex="5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Projet </text:span><text:a xlink:type="simple" xlink:href="mailto:as@lae"><text:span text:style-name="T2">as@lae</text:span></text:a></text:p>
      <text:p text:style-name="P1"/>
      <text:p text:style-name="P1">Page de vérification de la conversion de format</text:p>
      <text:p text:style-name="P1"/>
      <text:p text:style-name="P2"/>
      <text:p text:style-name="P2"><draw:frame draw:style-name="fr1" draw:name="images1" text:anchor-type="paragraph" svg:width="12.996cm" svg:height="5.004cm" draw:z-index="0"><draw:image xlink:href="Pictures/10000000000005FF0000024FDD0564DE.jpg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lorent VEYRES</meta:initial-creator>
    <meta:creation-date>2011-09-30T17:19:00.16</meta:creation-date>
    <meta:document-statistic meta:table-count="0" meta:image-count="1" meta:object-count="0" meta:page-count="1" meta:paragraph-count="2" meta:word-count="10" meta:character-count="60"/>
    <dc:date>2011-09-30T17:22:08.82</dc:date>
    <dc:creator>Florent VEYRES</dc:creator>
    <meta:editing-duration>PT00H03M11S</meta:editing-duration>
    <meta:editing-cycles>1</meta:editing-cycles>
    <meta:generator>OpenOffice.org/3.2$Win32 OpenOffice.org_project/320m18$Build-9502</meta:generator>
  </office:meta>
</office:document-meta>
</file>